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" svg:font-family="Cantarell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2cm" fo:min-width="2.54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8.259cm" fo:min-width="10.295cm"/>
    </style:style>
    <style:style style:name="gr3" style:family="graphic" style:parent-style-name="standard">
      <style:graphic-properties draw:textarea-horizontal-align="justify" draw:textarea-vertical-align="middle" draw:auto-grow-height="false" fo:min-height="0.739cm" fo:min-width="0.48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1.782cm" fo:min-width="3.81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4.072cm"/>
    </style:style>
    <style:style style:name="gr6" style:family="graphic" style:parent-style-name="standard">
      <style:graphic-properties draw:textarea-horizontal-align="justify" draw:textarea-vertical-align="middle" draw:auto-grow-height="false" fo:min-height="1.726cm" fo:min-width="2.28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3.564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004cm"/>
      <style:paragraph-properties style:writing-mode="lr-tb"/>
    </style:style>
    <style:style style:name="P1" style:family="paragraph">
      <style:paragraph-properties fo:text-align="center"/>
      <style:text-properties style:font-name="Cantarell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Cantarell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start"/>
      <style:text-properties style:font-name="Cantarell" fo:font-size="13pt" fo:font-weight="bold" style:font-size-asian="13pt" style:font-weight-asian="bold" style:font-size-complex="13pt" style:font-weight-complex="bold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style:font-name="Cantarell" fo:font-size="10pt" style:font-size-asian="10pt" style:font-size-complex="10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text-properties style:font-name="Cantarell" fo:font-size="10pt" fo:font-weight="bold" style:font-size-asian="10pt" style:font-weight-asian="bold" style:font-size-complex="10pt" style:font-weight-complex="bold"/>
    </style:style>
    <style:style style:name="P10" style:family="paragraph">
      <style:text-properties style:font-name="Cantarel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Cantarell" fo:font-size="13pt" style:font-size-asian="13pt" style:font-size-complex="13pt"/>
    </style:style>
    <style:style style:name="T2" style:family="text">
      <style:text-properties style:font-name="Cantarell" fo:font-size="10pt" style:font-size-asian="10pt" style:font-size-complex="10pt"/>
    </style:style>
    <style:style style:name="T3" style:family="text">
      <style:text-properties style:font-name="Cantarell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2.54cm" svg:x="9.636cm" svg:y="1.127cm">
          <text:p text:style-name="P1"><text:span text:style-name="T1">Neuropedi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layer="layout" svg:width="10.795cm" svg:height="8.509cm" svg:x="8.747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97cm" svg:height="1.397cm" svg:x="7.269cm" svg:y="14.127cm">
          <text:p><text:span text:style-name="T3"/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4" draw:layer="layout" svg:width="4.318cm" svg:height="2.032cm" svg:x="15.143cm" svg:y="13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572cm" svg:height="1.905cm" svg:x="14.843cm" svg:y="1.2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937cm" svg:height="2.794cm" svg:x="9.809cm" svg:y="13.365cm">
          <text:p text:style-name="P5"><text:span text:style-name="T2">subseq match weight,</text:span></text:p>
          <text:p text:style-name="P5"><text:span text:style-name="T2">distance metr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064cm" svg:height="1.905cm" svg:x="9.001cm" svg:y="4.302cm">
          <text:p text:style-name="P1"><text:span text:style-name="T1">N-length </text:span><text:span text:style-name="T1">peptide</text:span></text:p>
          <text:p text:style-name="P1"><text:span text:style-name="T1">sequences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1.16cm" svg:y1="3.667cm" svg:x2="11.16cm" svg:y2="4.429cm">
          <text:p/>
        </draw:line>
        <draw:line draw:style-name="gr8" draw:text-style-name="P7" draw:layer="layout" svg:x1="8.666cm" svg:y1="14.889cm" svg:x2="9.809cm" svg:y2="14.889cm">
          <text:p/>
        </draw:line>
        <draw:line draw:style-name="gr8" draw:text-style-name="P7" draw:layer="layout" svg:x1="13.746cm" svg:y1="14.762cm" svg:x2="15.143cm" svg:y2="14.762cm">
          <text:p/>
        </draw:line>
        <draw:frame draw:style-name="gr9" draw:text-style-name="P9" draw:layer="layout" svg:width="4.168cm" svg:height="0.674cm" svg:x="8.547cm" svg:y="12.403cm">
          <draw:text-box>
            <text:p text:style-name="P8"><text:span text:style-name="T3">sequence_similarity.py</text:span></text:p>
          </draw:text-box>
        </draw:frame>
        <draw:frame draw:style-name="gr9" draw:text-style-name="P9" draw:layer="layout" svg:width="1.772cm" svg:height="0.674cm" svg:x="15.005cm" svg:y="15.486cm">
          <draw:text-box>
            <text:p><text:span text:style-name="T3">main.py</text:span></text:p>
          </draw:text-box>
        </draw:frame>
        <draw:frame draw:style-name="gr10" draw:text-style-name="P9" draw:layer="layout" svg:width="1.397cm" svg:height="0.674cm" svg:x="7.423cm" svg:y="15.378cm">
          <draw:text-box>
            <text:p text:style-name="P10"><text:span text:style-name="T3">user</text:span></text:p>
          </draw:text-box>
        </draw:frame>
        <draw:frame draw:style-name="gr9" draw:text-style-name="P9" draw:layer="layout" svg:width="3.249cm" svg:height="0.674cm" svg:x="10.347cm" svg:y="16.003cm">
          <draw:text-box>
            <text:p text:style-name="P8"><text:span text:style-name="T3">Input parameter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" svg:font-family="Cantarell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7T22:13:59.005218810</meta:creation-date>
    <dc:date>2020-03-17T22:34:17.199172204</dc:date>
    <meta:editing-duration>PT9M45S</meta:editing-duration>
    <meta:editing-cycles>1</meta:editing-cycles>
    <meta:document-statistic meta:object-count="14"/>
    <meta:generator>LibreOffice/6.3.5.2$Linux_X86_64 LibreOffice_project/30$Build-2</meta:generator>
  </office:meta>
</office:document-meta>
</file>